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11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">
      <style:table-cell-properties fo:border="0.74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7"/>
        <table:table-column table:style-name="co2" table:default-cell-style-name="ce7"/>
        <table:table-column table:style-name="co1" table:number-columns-repeated="11" table:default-cell-style-name="ce10"/>
        <table:table-column table:style-name="co1" table:default-cell-style-name="ce13"/>
        <table:table-column table:style-name="co1" table:default-cell-style-name="ce4"/>
        <table:table-column table:style-name="co1" table:number-columns-repeated="14" table:default-cell-style-name="Default"/>
        <table:table-row table:style-name="ro1">
          <table:table-cell/>
          <table:table-cell table:style-name="ce1" table:number-columns-repeated="14"/>
          <table:table-cell table:style-name="Default"/>
          <table:table-cell table:style-name="ce4" office:value-type="string" calcext:value-type="string">
            <text:p>L 4.4</text:p>
          </table:table-cell>
          <table:table-cell table:style-name="ce4" office:value-type="string" calcext:value-type="string">
            <text:p>Examen Tema 5</text:p>
          </table:table-cell>
          <table:table-cell table:style-name="ce4" office:value-type="string" calcext:value-type="string">
            <text:p>L 5.1</text:p>
          </table:table-cell>
          <table:table-cell table:style-name="ce4" office:value-type="string" calcext:value-type="string">
            <text:p>L 5.2</text:p>
          </table:table-cell>
          <table:table-cell table:style-name="ce4" office:value-type="string" calcext:value-type="string">
            <text:p>Ll - 4.6</text:p>
          </table:table-cell>
          <table:table-cell table:style-name="ce4" office:value-type="string" calcext:value-type="string">
            <text:p>Ll - 4.7</text:p>
          </table:table-cell>
          <table:table-cell table:style-name="ce4" office:value-type="string" calcext:value-type="string">
            <text:p>Ll - 4.8</text:p>
          </table:table-cell>
          <table:table-cell table:style-name="ce4" office:value-type="string" calcext:value-type="string">
            <text:p>Ll - 4.9</text:p>
          </table:table-cell>
          <table:table-cell table:style-name="ce4" office:value-type="string" calcext:value-type="string">
            <text:p>Ll - 4.10</text:p>
          </table:table-cell>
          <table:table-cell table:style-name="ce1" table:number-columns-repeated="3"/>
          <table:table-cell table:style-name="ce4" office:value-type="string" calcext:value-type="string">
            <text:p>2a Avaluació</text:p>
          </table:table-cell>
          <table:table-cell table:style-name="ce4" office:value-type="string" calcext:value-type="string">
            <text:p>Butlletí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8"/>
          <table:table-cell table:style-name="ce1"/>
          <table:table-cell table:number-columns-repeated="14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 Alumnat </text:p>
          </table:table-cell>
          <table:covered-table-cell table:style-name="ce6"/>
          <table:table-cell table:style-name="ce5" office:value-type="string" calcext:value-type="string" table:number-columns-spanned="3" table:number-rows-spanned="1">
            <text:p>Pràctiques 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Exercicis 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">
            <text:p>Exàmens  </text:p>
          </table:table-cell>
          <table:covered-table-cell table:number-columns-repeated="2" table:style-name="ce6"/>
          <table:table-cell table:style-name="ce5" office:value-type="string" calcext:value-type="string" table:number-columns-spanned="2" table:number-rows-spanned="1">
            <text:p>Treball</text:p>
          </table:table-cell>
          <table:covered-table-cell table:style-name="ce6"/>
          <table:table-cell table:style-name="ce5" office:value-type="string" calcext:value-type="string">
            <text:p>Nota Final </text:p>
          </table:table-cell>
          <table:table-cell table:style-name="ce1"/>
          <table:table-cell table:number-columns-repeated="14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Cognoms</text:p>
          </table:table-cell>
          <table:table-cell table:style-name="ce5" office:value-type="string" calcext:value-type="string" table:number-columns-spanned="1" table:number-rows-spanned="2">
            <text:p>Nom 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A Casa </text:p>
          </table:table-cell>
          <table:table-cell table:style-name="ce5" office:value-type="string" calcext:value-type="string">
            <text:p>A Classe 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covered-table-cell table:number-columns-repeated="2" table:style-name="ce6"/>
          <table:table-cell table:style-name="ce9" office:value-type="string" calcext:value-type="string" table:number-columns-spanned="3" table:number-rows-spanned="1">
            <text:p>30%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10%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50%</text:p>
          </table:table-cell>
          <table:covered-table-cell table:number-columns-repeated="2" table:style-name="ce11"/>
          <table:table-cell table:style-name="ce9" office:value-type="string" calcext:value-type="string" table:number-columns-spanned="2" table:number-rows-spanned="1">
            <text:p>10%</text:p>
          </table:table-cell>
          <table:covered-table-cell table:style-name="ce11"/>
          <table:table-cell table:style-name="ce12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riay </text:p>
          </table:table-cell>
          <table:table-cell office:value-type="string" calcext:value-type="string">
            <text:p>Marc </text:p>
          </table:table-cell>
          <table:table-cell table:number-columns-repeated="3"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5" calcext:value-type="float">
            <text:p>5,00</text:p>
          </table:table-cell>
          <table:table-cell table:formula="of:=(([.D6]+[.E6]+[.F6])/3)*[.D$5] + (([.G6]+[.H6]+[.I6])/3)*[.G$5]+(([.J6]+[.K6]+[.L6])/3)*[.J$5]+(([.M6]+[.N6])/2)*[.M$5]" office:value-type="float" office:value="5.56666666666667" calcext:value-type="float">
            <text:p>5,57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Xavier </text:p>
          </table:table-cell>
          <table:table-cell office:value-type="string" calcext:value-type="string">
            <text:p>Leiner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7" calcext:value-type="float">
            <text:p>7,0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2" calcext:value-type="float">
            <text:p>2,00</text:p>
          </table:table-cell>
          <table:table-cell table:formula="of:=(([.D7]+[.E7]+[.F7])/3)*[.D$5] + (([.G7]+[.H7]+[.I7])/3)*[.G$5]+(([.J7]+[.K7]+[.L7])/3)*[.J$5]+(([.M7]+[.N7])/2)*[.M$5]" office:value-type="float" office:value="5.41666666666667" calcext:value-type="float">
            <text:p>5,4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omas</text:p>
          </table:table-cell>
          <table:table-cell office:value-type="string" calcext:value-type="string">
            <text:p>Manel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formula="of:=(([.D8]+[.E8]+[.F8])/3)*[.D$5] + (([.G8]+[.H8]+[.I8])/3)*[.G$5]+(([.J8]+[.K8]+[.L8])/3)*[.J$5]+(([.M8]+[.N8])/2)*[.M$5]" office:value-type="float" office:value="7.58333333333333" calcext:value-type="float">
            <text:p>7,5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Messi</text:p>
          </table:table-cell>
          <table:table-cell office:value-type="string" calcext:value-type="string">
            <text:p>Paula </text:p>
          </table:table-cell>
          <table:table-cell table:number-columns-repeated="2" office:value-type="float" office:value="6" calcext:value-type="float">
            <text:p>6,00</text:p>
          </table:table-cell>
          <table:table-cell table:number-columns-repeated="3"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</text:p>
          </table:table-cell>
          <table:table-cell table:formula="of:=(([.D9]+[.E9]+[.F9])/3)*[.D$5] + (([.G9]+[.H9]+[.I9])/3)*[.G$5]+(([.J9]+[.K9]+[.L9])/3)*[.J$5]+(([.M9]+[.N9])/2)*[.M$5]" office:value-type="float" office:value="4.68333333333333" calcext:value-type="float">
            <text:p>4,6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Mascaro</text:p>
          </table:table-cell>
          <table:table-cell office:value-type="string" calcext:value-type="string">
            <text:p>Josep 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table:formula="of:=(([.D10]+[.E10]+[.F10])/3)*[.D$5] + (([.G10]+[.H10]+[.I10])/3)*[.G$5]+(([.J10]+[.K10]+[.L10])/3)*[.J$5]+(([.M10]+[.N10])/2)*[.M$5]" office:value-type="float" office:value="4.38333333333333" calcext:value-type="float">
            <text:p>4,3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Maó</text:p>
          </table:table-cell>
          <table:table-cell office:value-type="string" calcext:value-type="string">
            <text:p>Fela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table:formula="of:=(([.D11]+[.E11]+[.F11])/3)*[.D$5] + (([.G11]+[.H11]+[.I11])/3)*[.G$5]+(([.J11]+[.K11]+[.L11])/3)*[.J$5]+(([.M11]+[.N11])/2)*[.M$5]" office:value-type="float" office:value="6.28333333333333" calcext:value-type="float">
            <text:p>6,2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luis</text:p>
          </table:table-cell>
          <table:table-cell office:value-type="string" calcext:value-type="string">
            <text:p>Sergi </text:p>
          </table:table-cell>
          <table:table-cell table:number-columns-repeated="3"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5" calcext:value-type="float">
            <text:p>5,00</text:p>
          </table:table-cell>
          <table:table-cell table:formula="of:=(([.D12]+[.E12]+[.F12])/3)*[.D$5] + (([.G12]+[.H12]+[.I12])/3)*[.G$5]+(([.J12]+[.K12]+[.L12])/3)*[.J$5]+(([.M12]+[.N12])/2)*[.M$5]" office:value-type="float" office:value="5.56666666666667" calcext:value-type="float">
            <text:p>5,57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Monjo </text:p>
          </table:table-cell>
          <table:table-cell office:value-type="string" calcext:value-type="string">
            <text:p>Joan 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7" calcext:value-type="float">
            <text:p>7,0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2" calcext:value-type="float">
            <text:p>2,00</text:p>
          </table:table-cell>
          <table:table-cell table:formula="of:=(([.D13]+[.E13]+[.F13])/3)*[.D$5] + (([.G13]+[.H13]+[.I13])/3)*[.G$5]+(([.J13]+[.K13]+[.L13])/3)*[.J$5]+(([.M13]+[.N13])/2)*[.M$5]" office:value-type="float" office:value="5.41666666666667" calcext:value-type="float">
            <text:p>5,42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Ronaldo</text:p>
          </table:table-cell>
          <table:table-cell office:value-type="string" calcext:value-type="string">
            <text:p>Adri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formula="of:=(([.D14]+[.E14]+[.F14])/3)*[.D$5] + (([.G14]+[.H14]+[.I14])/3)*[.G$5]+(([.J14]+[.K14]+[.L14])/3)*[.J$5]+(([.M14]+[.N14])/2)*[.M$5]" office:value-type="float" office:value="7.58333333333333" calcext:value-type="float">
            <text:p>7,5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Moha</text:p>
          </table:table-cell>
          <table:table-cell office:value-type="string" calcext:value-type="string">
            <text:p>Anas</text:p>
          </table:table-cell>
          <table:table-cell table:number-columns-repeated="2" office:value-type="float" office:value="6" calcext:value-type="float">
            <text:p>6,00</text:p>
          </table:table-cell>
          <table:table-cell table:number-columns-repeated="3"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</text:p>
          </table:table-cell>
          <table:table-cell table:formula="of:=(([.D15]+[.E15]+[.F15])/3)*[.D$5] + (([.G15]+[.H15]+[.I15])/3)*[.G$5]+(([.J15]+[.K15]+[.L15])/3)*[.J$5]+(([.M15]+[.N15])/2)*[.M$5]" office:value-type="float" office:value="4.68333333333333" calcext:value-type="float">
            <text:p>4,6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Pelegri </text:p>
          </table:table-cell>
          <table:table-cell office:value-type="string" calcext:value-type="string">
            <text:p>Joan </text:p>
          </table:table-cell>
          <table:table-cell office:value-type="float" office:value="1" calcext:value-type="float">
            <text:p>1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table:formula="of:=(([.D16]+[.E16]+[.F16])/3)*[.D$5] + (([.G16]+[.H16]+[.I16])/3)*[.G$5]+(([.J16]+[.K16]+[.L16])/3)*[.J$5]+(([.M16]+[.N16])/2)*[.M$5]" office:value-type="float" office:value="4.38333333333333" calcext:value-type="float">
            <text:p>4,3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Zapata </text:p>
          </table:table-cell>
          <table:table-cell office:value-type="string" calcext:value-type="string">
            <text:p>Xavier 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table:formula="of:=(([.D17]+[.E17]+[.F17])/3)*[.D$5] + (([.G17]+[.H17]+[.I17])/3)*[.G$5]+(([.J17]+[.K17]+[.L17])/3)*[.J$5]+(([.M17]+[.N17])/2)*[.M$5]" office:value-type="float" office:value="6.28333333333333" calcext:value-type="float">
            <text:p>6,2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Barcelo </text:p>
          </table:table-cell>
          <table:table-cell office:value-type="string" calcext:value-type="string">
            <text:p>Hugo </text:p>
          </table:table-cell>
          <table:table-cell office:value-type="float" office:value="3" calcext:value-type="float">
            <text:p>3,00</text:p>
          </table:table-cell>
          <table:table-cell office:value-type="float" office:value="5" calcext:value-type="float">
            <text:p>5,0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table:formula="of:=(([.D18]+[.E18]+[.F18])/3)*[.D$5] + (([.G18]+[.H18]+[.I18])/3)*[.G$5]+(([.J18]+[.K18]+[.L18])/3)*[.J$5]+(([.M18]+[.N18])/2)*[.M$5]" office:value-type="float" office:value="5.63333333333333" calcext:value-type="float">
            <text:p>5,6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Martinwz</text:p>
          </table:table-cell>
          <table:table-cell office:value-type="string" calcext:value-type="string">
            <text:p>Oscar 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table:formula="of:=(([.D19]+[.E19]+[.F19])/3)*[.D$5] + (([.G19]+[.H19]+[.I19])/3)*[.G$5]+(([.J19]+[.K19]+[.L19])/3)*[.J$5]+(([.M19]+[.N19])/2)*[.M$5]" office:value-type="float" office:value="4.58333333333333" calcext:value-type="float">
            <text:p>4,5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WJhla</text:p>
          </table:table-cell>
          <table:table-cell office:value-type="string" calcext:value-type="string">
            <text:p>Zychej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formula="of:=(([.D20]+[.E20]+[.F20])/3)*[.D$5] + (([.G20]+[.H20]+[.I20])/3)*[.G$5]+(([.J20]+[.K20]+[.L20])/3)*[.J$5]+(([.M20]+[.N20])/2)*[.M$5]" office:value-type="float" office:value="6.05" calcext:value-type="float">
            <text:p>6,0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 table:number-columns-repeated="2"/>
          <table:table-cell table:style-name="ce1" table:number-columns-repeated="1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Default"/>
          <table:table-cell table:style-name="ce1" table:number-columns-repeated="1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04:56.338081511</meta:creation-date>
    <dc:date>2024-01-16T13:45:37.590538453</dc:date>
    <meta:editing-duration>PT16M9S</meta:editing-duration>
    <meta:editing-cycles>2</meta:editing-cycles>
    <meta:generator>LibreOffice/7.3.7.2$Linux_X86_64 LibreOffice_project/30$Build-2</meta:generator>
    <meta:document-statistic meta:table-count="1" meta:cell-count="273" meta:object-count="0"/>
  </office:meta>
</office:document-meta>
</file>